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LabeledChoice.setSelected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Choice.JLabeledCho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LabeledChoice.setLabel( String p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Choice.getComponen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abeledChoice.JLabeledChoice( String pLabel , boolean ed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LabeledChoice.get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LabeledChoice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LabeledChoice.setText( String p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Choice.JLabeledChoice( String pLabel , String [ ]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Choice.getSelectedIte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LabeledChoice.addChangeListener( ChangeListener p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Choice.notifyChange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abeledChoice.setValues( String [ ] it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abeledChoice.itemStateChanged( Item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LabeledChoice.setEditable( boolean ed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Choice.getSelected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Choice.removeChangeListener( ChangeListener p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Choice.getIte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LabeledChoice.addValue( String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Listener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abeledChoice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abeledChoice.JLabeledChoice( String pLabel , String [ ] items , boolean ed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dListener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